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UNO" style:family="table">
      <style:table-properties style:width="17cm" table:align="margins" style:shadow="none"/>
    </style:style>
    <style:style style:name="TablaUNO.A" style:family="table-column">
      <style:table-column-properties style:column-width="2.632cm" style:rel-column-width="10145*"/>
    </style:style>
    <style:style style:name="TablaUNO.B" style:family="table-column">
      <style:table-column-properties style:column-width="7.078cm" style:rel-column-width="27286*"/>
    </style:style>
    <style:style style:name="TablaUNO.C" style:family="table-column">
      <style:table-column-properties style:column-width="7.29cm" style:rel-column-width="28104*"/>
    </style:style>
    <style:style style:name="TablaUNO.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UNO.C1" style:family="table-cell">
      <style:table-cell-properties fo:background-color="#cccccc" fo:padding="0.097cm" fo:border="0.05pt solid #000000">
        <style:background-image/>
      </style:table-cell-properties>
    </style:style>
    <style:style style:name="TablaUNO.A2" style:family="table-cell">
      <style:table-cell-properties fo:padding="0.097cm" fo:border-left="0.05pt solid #000000" fo:border-right="none" fo:border-top="none" fo:border-bottom="0.05pt solid #000000"/>
    </style:style>
    <style:style style:name="TablaUNO.B2" style:family="table-cell">
      <style:table-cell-properties fo:padding="0.097cm" fo:border-left="0.05pt solid #000000" fo:border-right="none" fo:border-top="none" fo:border-bottom="0.05pt solid #000000"/>
    </style:style>
    <style:style style:name="TablaUNO.C2" style:family="table-cell">
      <style:table-cell-properties fo:padding="0.097cm" fo:border-left="0.05pt solid #000000" fo:border-right="0.05pt solid #000000" fo:border-top="none" fo:border-bottom="0.05pt solid #000000"/>
    </style:style>
    <style:style style:name="TablaUNO.A3" style:family="table-cell">
      <style:table-cell-properties fo:padding="0.097cm" fo:border-left="0.05pt solid #000000" fo:border-right="none" fo:border-top="none" fo:border-bottom="0.05pt solid #000000"/>
    </style:style>
    <style:style style:name="TablaUNO.B3" style:family="table-cell">
      <style:table-cell-properties fo:padding="0.097cm" fo:border-left="0.05pt solid #000000" fo:border-right="none" fo:border-top="none" fo:border-bottom="0.05pt solid #000000"/>
    </style:style>
    <style:style style:name="TablaUNO.C3" style:family="table-cell">
      <style:table-cell-properties fo:padding="0.097cm" fo:border-left="0.05pt solid #000000" fo:border-right="0.05pt solid #000000" fo:border-top="none" fo:border-bottom="0.05pt solid #000000"/>
    </style:style>
    <style:style style:name="TablaUNO.A4" style:family="table-cell">
      <style:table-cell-properties fo:padding="0.097cm" fo:border-left="0.05pt solid #000000" fo:border-right="none" fo:border-top="none" fo:border-bottom="0.05pt solid #000000"/>
    </style:style>
    <style:style style:name="TablaUNO.B4" style:family="table-cell">
      <style:table-cell-properties fo:padding="0.097cm" fo:border-left="0.05pt solid #000000" fo:border-right="none" fo:border-top="none" fo:border-bottom="0.05pt solid #000000"/>
    </style:style>
    <style:style style:name="TablaUNO.C4"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B" style:family="table-column">
      <style:table-column-properties style:column-width="5.554cm" style:rel-column-width="21412*"/>
    </style:style>
    <style:style style:name="Table1.C" style:family="table-column">
      <style:table-column-properties style:column-width="6.368cm" style:rel-column-width="24546*"/>
    </style:style>
    <style:style style:name="Table1.D" style:family="table-column">
      <style:table-column-properties style:column-width="2.245cm" style:rel-column-width="8657*"/>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40cf" officeooo:paragraph-rsid="000e40cf"/>
    </style:style>
    <style:style style:name="P2" style:family="paragraph" style:parent-style-name="Standard">
      <style:paragraph-properties fo:text-align="center" style:justify-single-word="false"/>
      <style:text-properties officeooo:rsid="000e40cf" officeooo:paragraph-rsid="000e40cf"/>
    </style:style>
    <style:style style:name="P3" style:family="paragraph" style:parent-style-name="Standard">
      <style:paragraph-properties fo:text-align="center" style:justify-single-word="false"/>
      <style:text-properties officeooo:rsid="000fbeba" officeooo:paragraph-rsid="000fbeba"/>
    </style:style>
    <style:style style:name="P4" style:family="paragraph" style:parent-style-name="Standard">
      <style:paragraph-properties fo:text-align="justify" style:justify-single-word="false"/>
      <style:text-properties officeooo:paragraph-rsid="0026a2ad"/>
    </style:style>
    <style:style style:name="P5" style:family="paragraph" style:parent-style-name="Standard">
      <style:paragraph-properties fo:text-align="justify" style:justify-single-word="false"/>
      <style:text-properties officeooo:rsid="00172fae" officeooo:paragraph-rsid="0026a2ad"/>
    </style:style>
    <style:style style:name="P6" style:family="paragraph" style:parent-style-name="Standard">
      <style:paragraph-properties fo:text-align="justify" style:justify-single-word="false"/>
      <style:text-properties officeooo:rsid="0018ec37" officeooo:paragraph-rsid="0026a2ad"/>
    </style:style>
    <style:style style:name="P7" style:family="paragraph" style:parent-style-name="Standard">
      <style:paragraph-properties fo:text-align="justify" style:justify-single-word="false"/>
      <style:text-properties officeooo:rsid="001a411c" officeooo:paragraph-rsid="0026a2ad"/>
    </style:style>
    <style:style style:name="P8" style:family="paragraph" style:parent-style-name="Standard">
      <style:paragraph-properties fo:text-align="justify" style:justify-single-word="false"/>
      <style:text-properties officeooo:rsid="002519a9" officeooo:paragraph-rsid="0026a2ad"/>
    </style:style>
    <style:style style:name="P9" style:family="paragraph" style:parent-style-name="Standard">
      <style:paragraph-properties fo:text-align="justify" style:justify-single-word="false"/>
      <style:text-properties officeooo:rsid="002642d9" officeooo:paragraph-rsid="0026a2ad"/>
    </style:style>
    <style:style style:name="P10" style:family="paragraph" style:parent-style-name="Standard">
      <style:paragraph-properties fo:text-align="justify" style:justify-single-word="false"/>
      <style:text-properties officeooo:rsid="002bcf71" officeooo:paragraph-rsid="0026a2ad"/>
    </style:style>
    <style:style style:name="P11" style:family="paragraph" style:parent-style-name="Standard">
      <style:paragraph-properties fo:text-align="justify" style:justify-single-word="false"/>
      <style:text-properties officeooo:rsid="002c2b18" officeooo:paragraph-rsid="0026a2ad"/>
    </style:style>
    <style:style style:name="P12" style:family="paragraph" style:parent-style-name="Standard">
      <style:paragraph-properties fo:text-align="justify" style:justify-single-word="false"/>
      <style:text-properties officeooo:rsid="002c2b18" officeooo:paragraph-rsid="0027a3a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text-properties officeooo:rsid="00119604" officeooo:paragraph-rsid="001301de"/>
    </style:style>
    <style:style style:name="P15" style:family="paragraph" style:parent-style-name="Text_20_body">
      <style:paragraph-properties fo:text-align="justify" style:justify-single-word="false"/>
      <style:text-properties officeooo:rsid="001301de" officeooo:paragraph-rsid="001301de"/>
    </style:style>
    <style:style style:name="P16" style:family="paragraph" style:parent-style-name="Text_20_body">
      <style:paragraph-properties fo:text-align="justify" style:justify-single-word="false"/>
      <style:text-properties officeooo:rsid="0014c7a3" officeooo:paragraph-rsid="0014c7a3"/>
    </style:style>
    <style:style style:name="P17" style:family="paragraph" style:parent-style-name="Text_20_body">
      <style:paragraph-properties fo:text-align="justify" style:justify-single-word="false"/>
      <style:text-properties officeooo:rsid="0016974e" officeooo:paragraph-rsid="001b11f8"/>
    </style:style>
    <style:style style:name="P18" style:family="paragraph" style:parent-style-name="Text_20_body">
      <style:paragraph-properties fo:text-align="justify" style:justify-single-word="false"/>
      <style:text-properties officeooo:rsid="001e1a8e" officeooo:paragraph-rsid="001e1a8e"/>
    </style:style>
    <style:style style:name="P19" style:family="paragraph" style:parent-style-name="Text_20_body">
      <style:paragraph-properties fo:text-align="justify" style:justify-single-word="false"/>
      <style:text-properties fo:font-style="italic" fo:font-weight="bold" officeooo:rsid="0014c7a3" officeooo:paragraph-rsid="001ee628" style:font-style-asian="italic" style:font-weight-asian="bold" style:font-style-complex="italic" style:font-weight-complex="bold"/>
    </style:style>
    <style:style style:name="P20" style:family="paragraph" style:parent-style-name="Text_20_body">
      <style:paragraph-properties fo:text-align="justify" style:justify-single-word="false"/>
      <style:text-properties fo:font-weight="normal" officeooo:rsid="001e1a8e" officeooo:paragraph-rsid="001e1a8e" style:font-weight-asian="normal"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1b11f8" officeooo:paragraph-rsid="001b11f8"/>
    </style:style>
    <style:style style:name="P23" style:family="paragraph" style:parent-style-name="Table_20_Contents">
      <style:paragraph-properties fo:text-align="center" style:justify-single-word="false"/>
      <style:text-properties officeooo:rsid="001b11f8" officeooo:paragraph-rsid="001b11f8" fo:background-color="#cccccc"/>
    </style:style>
    <style:style style:name="P24" style:family="paragraph" style:parent-style-name="Table_20_Contents">
      <style:paragraph-properties fo:text-align="center" style:justify-single-word="false"/>
      <style:text-properties officeooo:rsid="001e1a8e" officeooo:paragraph-rsid="001e1a8e" fo:background-color="#cccccc"/>
    </style:style>
    <style:style style:name="P25" style:family="paragraph" style:parent-style-name="Table_20_Contents">
      <style:paragraph-properties fo:text-align="center" style:justify-single-word="false"/>
      <style:text-properties officeooo:rsid="001b8367" officeooo:paragraph-rsid="001b8367"/>
    </style:style>
    <style:style style:name="P26" style:family="paragraph" style:parent-style-name="Table_20_Contents">
      <style:paragraph-properties fo:text-align="justify" style:justify-single-word="false"/>
      <style:text-properties officeooo:rsid="001e1a8e" officeooo:paragraph-rsid="001e1a8e"/>
    </style:style>
    <style:style style:name="P27" style:family="paragraph" style:parent-style-name="Table_20_Contents">
      <style:paragraph-properties fo:text-align="center" style:justify-single-word="false"/>
      <style:text-properties officeooo:rsid="001e1a8e" officeooo:paragraph-rsid="001e1a8e"/>
    </style:style>
    <style:style style:name="P28" style:family="paragraph" style:parent-style-name="Table_20_Contents">
      <style:paragraph-properties fo:text-align="center" style:justify-single-word="false"/>
      <style:text-properties officeooo:rsid="001ee628" officeooo:paragraph-rsid="001ee628"/>
    </style:style>
    <style:style style:name="P29" style:family="paragraph" style:parent-style-name="Table_20_Contents">
      <style:paragraph-properties fo:text-align="center" style:justify-single-word="false"/>
      <style:text-properties fo:font-weight="bold" officeooo:rsid="001ee628" officeooo:paragraph-rsid="001ee628" style:font-weight-asian="bold" style:font-weight-complex="bold"/>
    </style:style>
    <style:style style:name="P30" style:family="paragraph" style:parent-style-name="Table_20_Contents">
      <style:paragraph-properties fo:text-align="center" style:justify-single-word="false"/>
      <style:text-properties officeooo:rsid="0020a7ea" officeooo:paragraph-rsid="0020a7ea"/>
    </style:style>
    <style:style style:name="P31" style:family="paragraph" style:parent-style-name="Table_20_Contents">
      <style:paragraph-properties fo:text-align="justify" style:justify-single-word="false"/>
      <style:text-properties officeooo:rsid="0023f1f4" officeooo:paragraph-rsid="0023f1f4"/>
    </style:style>
    <style:style style:name="P32" style:family="paragraph" style:parent-style-name="Footnote">
      <style:text-properties officeooo:rsid="0026a2ad" officeooo:paragraph-rsid="0026a2ad"/>
    </style:style>
    <style:style style:name="P33" style:family="paragraph" style:parent-style-name="Footnote">
      <style:text-properties officeooo:paragraph-rsid="0026a2ad"/>
    </style:style>
    <style:style style:name="P34" style:family="paragraph" style:parent-style-name="Standard">
      <style:text-properties officeooo:rsid="002c6932" officeooo:paragraph-rsid="002c6932"/>
    </style:style>
    <style:style style:name="P35" style:family="paragraph" style:parent-style-name="Standard">
      <style:paragraph-properties fo:text-align="justify" style:justify-single-word="false"/>
      <style:text-properties officeooo:rsid="002c6932" officeooo:paragraph-rsid="002c6932"/>
    </style:style>
    <style:style style:name="P36" style:family="paragraph" style:parent-style-name="Standard">
      <style:paragraph-properties fo:text-align="justify" style:justify-single-word="false"/>
      <style:text-properties officeooo:rsid="002c6932" officeooo:paragraph-rsid="00346812"/>
    </style:style>
    <style:style style:name="P37" style:family="paragraph" style:parent-style-name="Standard">
      <style:paragraph-properties fo:text-align="justify" style:justify-single-word="false"/>
      <style:text-properties officeooo:rsid="001a411c" officeooo:paragraph-rsid="0026a2ad"/>
    </style:style>
    <style:style style:name="P38" style:family="paragraph" style:parent-style-name="Standard">
      <style:paragraph-properties fo:text-align="justify" style:justify-single-word="false"/>
      <style:text-properties officeooo:rsid="0037e1c1" officeooo:paragraph-rsid="0037e1c1"/>
    </style:style>
    <style:style style:name="P39" style:family="paragraph" style:parent-style-name="Text_20_body">
      <style:paragraph-properties fo:text-align="center" style:justify-single-word="false"/>
      <style:text-properties fo:font-weight="normal" officeooo:rsid="002a2509" officeooo:paragraph-rsid="002a2509" style:font-weight-asian="normal" style:font-weight-complex="normal"/>
    </style:style>
    <style:style style:name="P40" style:family="paragraph" style:parent-style-name="Text_20_body">
      <style:paragraph-properties fo:text-align="center" style:justify-single-word="false"/>
      <style:text-properties officeooo:rsid="002a2509" officeooo:paragraph-rsid="002a2509"/>
    </style:style>
    <style:style style:name="P41" style:family="paragraph" style:parent-style-name="Text_20_body">
      <style:paragraph-properties fo:text-align="justify" style:justify-single-word="false"/>
      <style:text-properties officeooo:rsid="001b11f8" officeooo:paragraph-rsid="002c6932"/>
    </style:style>
    <style:style style:name="P42" style:family="paragraph" style:parent-style-name="Text_20_body">
      <style:paragraph-properties fo:text-align="justify" style:justify-single-word="false"/>
      <style:text-properties officeooo:rsid="00346812" officeooo:paragraph-rsid="00346812"/>
    </style:style>
    <style:style style:name="P43" style:family="paragraph" style:parent-style-name="Heading_20_1">
      <style:paragraph-properties fo:text-align="center" style:justify-single-word="false"/>
    </style:style>
    <style:style style:name="P44" style:family="paragraph" style:parent-style-name="Heading_20_2">
      <style:text-properties officeooo:rsid="0018708c"/>
    </style:style>
    <style:style style:name="P45" style:family="paragraph" style:parent-style-name="Heading_20_2">
      <style:text-properties officeooo:paragraph-rsid="0026a2ad"/>
    </style:style>
    <style:style style:name="P46" style:family="paragraph" style:parent-style-name="Footnote">
      <style:text-properties officeooo:paragraph-rsid="002d1d29"/>
    </style:style>
    <style:style style:name="P47" style:family="paragraph" style:parent-style-name="Footnote">
      <style:text-properties officeooo:paragraph-rsid="0036538e"/>
    </style:style>
    <style:style style:name="P48" style:family="paragraph" style:parent-style-name="Footnote">
      <style:text-properties officeooo:paragraph-rsid="0037e1c1"/>
    </style:style>
    <style:style style:name="P49" style:family="paragraph" style:parent-style-name="Footnote">
      <style:text-properties officeooo:rsid="00397ba5" officeooo:paragraph-rsid="00397ba5"/>
    </style:style>
    <style:style style:name="P50" style:family="paragraph" style:parent-style-name="Footnote">
      <style:text-properties officeooo:rsid="0039ee48" officeooo:paragraph-rsid="003f9a6f"/>
    </style:style>
    <style:style style:name="P51" style:family="paragraph" style:parent-style-name="Table_20_Contents" style:list-style-name="L1">
      <style:paragraph-properties fo:text-align="justify" style:justify-single-word="false"/>
      <style:text-properties officeooo:rsid="001ee628" officeooo:paragraph-rsid="001ee628"/>
    </style:style>
    <style:style style:name="P52" style:family="paragraph" style:parent-style-name="Table_20_Contents" style:list-style-name="L2">
      <style:paragraph-properties fo:text-align="justify" style:justify-single-word="false"/>
      <style:text-properties officeooo:rsid="001ee628" officeooo:paragraph-rsid="001ee628"/>
    </style:style>
    <style:style style:name="P53" style:family="paragraph" style:parent-style-name="Table_20_Contents" style:list-style-name="L9">
      <style:paragraph-properties fo:text-align="justify" style:justify-single-word="false"/>
      <style:text-properties officeooo:rsid="001ee628" officeooo:paragraph-rsid="00205b1d"/>
    </style:style>
    <style:style style:name="P54" style:family="paragraph" style:parent-style-name="Table_20_Contents" style:list-style-name="L3">
      <style:paragraph-properties fo:text-align="justify" style:justify-single-word="false"/>
      <style:text-properties officeooo:rsid="001b8367" officeooo:paragraph-rsid="001ee628"/>
    </style:style>
    <style:style style:name="P55" style:family="paragraph" style:parent-style-name="Table_20_Contents" style:list-style-name="L4">
      <style:paragraph-properties fo:text-align="justify" style:justify-single-word="false"/>
      <style:text-properties officeooo:rsid="001b8367" officeooo:paragraph-rsid="001b8367"/>
    </style:style>
    <style:style style:name="P56" style:family="paragraph" style:parent-style-name="Table_20_Contents" style:list-style-name="L5">
      <style:paragraph-properties fo:text-align="justify" style:justify-single-word="false"/>
      <style:text-properties officeooo:rsid="001b8367" officeooo:paragraph-rsid="001b8367"/>
    </style:style>
    <style:style style:name="P57" style:family="paragraph" style:parent-style-name="Table_20_Contents" style:list-style-name="L6">
      <style:paragraph-properties fo:text-align="justify" style:justify-single-word="false"/>
      <style:text-properties officeooo:rsid="001b8367" officeooo:paragraph-rsid="001b8367"/>
    </style:style>
    <style:style style:name="P58" style:family="paragraph" style:parent-style-name="Table_20_Contents" style:list-style-name="L7">
      <style:paragraph-properties fo:text-align="justify" style:justify-single-word="false"/>
      <style:text-properties officeooo:rsid="001b8367" officeooo:paragraph-rsid="001b8367"/>
    </style:style>
    <style:style style:name="P59" style:family="paragraph" style:parent-style-name="Table_20_Contents" style:list-style-name="L9">
      <style:paragraph-properties fo:text-align="justify" style:justify-single-word="false"/>
      <style:text-properties officeooo:rsid="001b8367" officeooo:paragraph-rsid="00223347"/>
    </style:style>
    <style:style style:name="P60" style:family="paragraph" style:parent-style-name="Table_20_Contents" style:list-style-name="L4">
      <style:paragraph-properties fo:text-align="justify" style:justify-single-word="false"/>
      <style:text-properties officeooo:rsid="001b11f8" officeooo:paragraph-rsid="001b11f8"/>
    </style:style>
    <style:style style:name="P61" style:family="paragraph" style:parent-style-name="Table_20_Contents" style:list-style-name="L5">
      <style:paragraph-properties fo:text-align="justify" style:justify-single-word="false"/>
      <style:text-properties officeooo:rsid="001b11f8" officeooo:paragraph-rsid="001b11f8"/>
    </style:style>
    <style:style style:name="P62" style:family="paragraph" style:parent-style-name="Table_20_Contents" style:list-style-name="L6">
      <style:paragraph-properties fo:text-align="justify" style:justify-single-word="false"/>
      <style:text-properties officeooo:rsid="001b11f8" officeooo:paragraph-rsid="001b11f8"/>
    </style:style>
    <style:style style:name="P63" style:family="paragraph" style:parent-style-name="Table_20_Contents" style:list-style-name="L8">
      <style:paragraph-properties fo:text-align="justify" style:justify-single-word="false"/>
      <style:text-properties officeooo:rsid="001b11f8" officeooo:paragraph-rsid="001b11f8"/>
    </style:style>
    <style:style style:name="P64" style:family="paragraph" style:parent-style-name="Table_20_Contents" style:list-style-name="L7">
      <style:paragraph-properties fo:text-align="justify" style:justify-single-word="false"/>
      <style:text-properties officeooo:rsid="0023f1f4" officeooo:paragraph-rsid="0023f1f4"/>
    </style:style>
    <style:style style:name="P65" style:family="paragraph" style:parent-style-name="Table_20_Contents" style:list-style-name="L8">
      <style:paragraph-properties fo:text-align="justify" style:justify-single-word="false"/>
      <style:text-properties officeooo:rsid="001e1a8e" officeooo:paragraph-rsid="001e1a8e"/>
    </style:style>
    <style:style style:name="P66" style:family="paragraph" style:parent-style-name="Table_20_Contents" style:list-style-name="L9">
      <style:paragraph-properties fo:text-align="justify" style:justify-single-word="false"/>
      <style:text-properties officeooo:rsid="00223347" officeooo:paragraph-rsid="00223347"/>
    </style:style>
    <style:style style:name="T1" style:family="text">
      <style:text-properties officeooo:rsid="001301de"/>
    </style:style>
    <style:style style:name="T2" style:family="text">
      <style:text-properties officeooo:rsid="001418f4"/>
    </style:style>
    <style:style style:name="T3" style:family="text">
      <style:text-properties fo:font-style="italic" style:font-style-asian="italic" style:font-style-complex="italic"/>
    </style:style>
    <style:style style:name="T4" style:family="text">
      <style:text-properties fo:font-style="italic" officeooo:rsid="0039ee4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8708c" style:font-style-asian="italic" style:font-weight-asian="bold" style:font-style-complex="italic" style:font-weight-complex="bold"/>
    </style:style>
    <style:style style:name="T7" style:family="text">
      <style:text-properties fo:font-style="italic" fo:font-weight="bold" officeooo:rsid="0014c7a3" style:font-style-asian="italic" style:font-weight-asian="bold" style:font-style-complex="italic" style:font-weight-complex="bold"/>
    </style:style>
    <style:style style:name="T8" style:family="text">
      <style:text-properties fo:font-style="italic" fo:font-weight="bold" officeooo:rsid="001e1719"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18708c" style:font-weight-asian="bold" style:font-weight-complex="bold"/>
    </style:style>
    <style:style style:name="T11" style:family="text">
      <style:text-properties fo:font-weight="bold" officeooo:rsid="0014c7a3" style:font-weight-asian="bold" style:font-weight-complex="bold"/>
    </style:style>
    <style:style style:name="T12" style:family="text">
      <style:text-properties fo:font-weight="bold" officeooo:rsid="00172fae" style:font-weight-asian="bold" style:font-weight-complex="bold"/>
    </style:style>
    <style:style style:name="T13" style:family="text">
      <style:text-properties fo:font-weight="bold" officeooo:rsid="0019eeac" style:font-weight-asian="bold" style:font-weight-complex="bold"/>
    </style:style>
    <style:style style:name="T14" style:family="text">
      <style:text-properties fo:font-weight="bold" officeooo:rsid="001e1719"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8708c" style:font-weight-asian="normal" style:font-weight-complex="normal"/>
    </style:style>
    <style:style style:name="T17" style:family="text">
      <style:text-properties fo:font-weight="normal" officeooo:rsid="0014c7a3" style:font-weight-asian="normal" style:font-weight-complex="normal"/>
    </style:style>
    <style:style style:name="T18" style:family="text">
      <style:text-properties fo:font-weight="normal" officeooo:rsid="002ab001" style:font-weight-asian="normal" style:font-weight-complex="normal"/>
    </style:style>
    <style:style style:name="T19" style:family="text">
      <style:text-properties officeooo:rsid="0016974e"/>
    </style:style>
    <style:style style:name="T20" style:family="text">
      <style:text-properties officeooo:rsid="0018619f"/>
    </style:style>
    <style:style style:name="T21" style:family="text">
      <style:text-properties officeooo:rsid="0018708c"/>
    </style:style>
    <style:style style:name="T22" style:family="text">
      <style:text-properties officeooo:rsid="001e1a8e"/>
    </style:style>
    <style:style style:name="T23" style:family="text">
      <style:text-properties officeooo:rsid="0023f1f4"/>
    </style:style>
    <style:style style:name="T24" style:family="text">
      <style:text-properties officeooo:rsid="0024cdaf"/>
    </style:style>
    <style:style style:name="T25" style:family="text">
      <style:text-properties officeooo:rsid="00172fae"/>
    </style:style>
    <style:style style:name="T26" style:family="text">
      <style:text-properties officeooo:rsid="001c26e3"/>
    </style:style>
    <style:style style:name="T27" style:family="text">
      <style:text-properties officeooo:rsid="001a411c"/>
    </style:style>
    <style:style style:name="T28" style:family="text">
      <style:text-properties officeooo:rsid="0019eeac"/>
    </style:style>
    <style:style style:name="T29" style:family="text">
      <style:text-properties officeooo:rsid="001e1719"/>
    </style:style>
    <style:style style:name="T30" style:family="text">
      <style:text-properties officeooo:rsid="002642d9"/>
    </style:style>
    <style:style style:name="T31" style:family="text">
      <style:text-properties officeooo:rsid="002664c8"/>
    </style:style>
    <style:style style:name="T32" style:family="text">
      <style:text-properties officeooo:rsid="002d0e02"/>
    </style:style>
    <style:style style:name="T33" style:family="text">
      <style:text-properties officeooo:rsid="002d3a96"/>
    </style:style>
    <style:style style:name="T34" style:family="text">
      <style:text-properties officeooo:rsid="003026b7"/>
    </style:style>
    <style:style style:name="T35" style:family="text">
      <style:text-properties officeooo:rsid="002e7fd2"/>
    </style:style>
    <style:style style:name="T36" style:family="text">
      <style:text-properties officeooo:rsid="0030dd66"/>
    </style:style>
    <style:style style:name="T37" style:family="text">
      <style:text-properties officeooo:rsid="0026a2ad"/>
    </style:style>
    <style:style style:name="T38" style:family="text">
      <style:text-properties officeooo:rsid="0028b941"/>
    </style:style>
    <style:style style:name="T39" style:family="text">
      <style:text-properties officeooo:rsid="002a2509"/>
    </style:style>
    <style:style style:name="T40" style:family="text">
      <style:text-properties officeooo:rsid="002c6932"/>
    </style:style>
    <style:style style:name="T41" style:family="text">
      <style:text-properties officeooo:rsid="002d1d29"/>
    </style:style>
    <style:style style:name="T42" style:family="text">
      <style:text-properties style:font-name="Arial"/>
    </style:style>
    <style:style style:name="T43" style:family="text">
      <style:text-properties style:font-name="Arial" fo:font-weight="normal" style:font-weight-asian="normal" style:font-weight-complex="normal"/>
    </style:style>
    <style:style style:name="T44" style:family="text">
      <style:text-properties officeooo:rsid="002e7d83"/>
    </style:style>
    <style:style style:name="T45" style:family="text">
      <style:text-properties officeooo:rsid="0030e9df"/>
    </style:style>
    <style:style style:name="T46" style:family="text">
      <style:text-properties officeooo:rsid="00346812"/>
    </style:style>
    <style:style style:name="T47" style:family="text">
      <style:text-properties officeooo:rsid="0036538e"/>
    </style:style>
    <style:style style:name="T48" style:family="text">
      <style:text-properties officeooo:rsid="0037e1c1"/>
    </style:style>
    <style:style style:name="T49" style:family="text">
      <style:text-properties officeooo:rsid="0039ee48"/>
    </style:style>
    <style:style style:name="T50" style:family="text">
      <style:text-properties style:font-name="Latin Modern Roman" fo:font-weight="normal" style:font-weight-asian="normal" style:font-weight-complex="normal"/>
    </style:style>
    <style:style style:name="T51" style:family="text">
      <style:text-properties style:font-name="Latin Modern Roman" fo:font-weight="normal" officeooo:rsid="003cf5b3" style:font-weight-asian="normal" style:font-weight-complex="normal"/>
    </style:style>
    <style:style style:name="T52" style:family="text">
      <style:text-properties style:font-name="Latin Modern Roman" fo:font-weight="normal" officeooo:rsid="003d53a7" style:font-weight-asian="normal" style:font-weight-complex="normal"/>
    </style:style>
    <style:style style:name="T53" style:family="text">
      <style:text-properties officeooo:rsid="003df4f1"/>
    </style:style>
    <style:style style:name="T54" style:family="text">
      <style:text-properties officeooo:rsid="003f9a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yecto de Internacionalización del Postgrado en Computación de la Universidad de Los Andes, Venezuela.</text:p>
      <text:p text:style-name="P3"><text:a xlink:type="simple" xlink:href="http://www.pgcomp.ula.ve/" text:style-name="Internet_20_link" text:visited-style-name="Visited_20_Internet_20_Link">http://www.pgcomp.ula.ve</text:a> </text:p>
      <text:p text:style-name="P1"/>
      <text:p text:style-name="P2">Versión 1.0</text:p>
      <text:p text:style-name="P2">Marzo 2017</text:p>
      <text:p text:style-name="P2"/>
      <text:p text:style-name="P2">Responsable: Jacinto Dávila (coordinador)</text:p>
      <text:p text:style-name="P2">Email: <text:a xlink:type="simple" xlink:href="mailto:jacinto@ula.ve" text:style-name="Internet_20_link" text:visited-style-name="Visited_20_Internet_20_Link">jacinto@ula.ve</text:a></text:p>
      <text:p text:style-name="P2"/>
      <text:h text:style-name="P43" text:outline-level="1"><text:span text:style-name="T38">Exposición</text:span> de Motivos</text:h>
      <text:p text:style-name="P13"/>
      <text:p text:style-name="P14">La computación es una ciencia en la frontera con la tecnología que, como ciencia, ha desarrollado un considerable cuerpo de lecciones y experiencias científicas y, como tecnología, tiene una diversidad innumerable de contribuciones convertidas en dispositivos cotidianos <text:span text:style-name="T1">y fundamentales </text:span>para la vida humana en general. <text:span text:style-name="T1">Esta doble naturaleza de ciencia convertible en tecnología le otorga, además, un vertiginoso ritmo de desarrollo pues la sociedad global demanda cada vez más sofisticados usos de la información y el conocimiento. </text:span></text:p>
      <text:p text:style-name="P15">En ese contexto, una experiencia de más de 20 años de docencia e investigación en computación, constituye un acervo muy valioso pero también <text:span text:style-name="T22">delicado</text:span>, sometido a la dinámica de actualización constante y adaptación a las nuevas prácticas de generación y difusión del conocimiento tecnológico, que la propia computación fragua y produce. </text:p>
      <text:p text:style-name="P15">En este documento se propone una actualización curricular para un postgrado en computación fundado en 1995 y acreditado a comienzos del milenio (2000). En 1998, ese programa se propuso experimentar con nuevas tecnologías instruccionales <text:span text:style-name="T2">para la</text:span> educación <text:span text:style-name="T2">interactiva </text:span>a distancia <text:span text:style-name="T2">y el</text:span> <text:span text:style-name="T3">elearning</text:span> y lanzó un programa de estudios de maestría y especialización, adaptado a la legislación Venezolana, que ha formado a más de un centenar de expertos en computación desde entonces<text:note text:id="ftn4" text:note-class="footnote"><text:note-citation>1</text:note-citation><text:note-body><text:p text:style-name="P47"><text:a xlink:type="simple" xlink:href="http://tatuytv.org/index.php/analisis-y-opinion/memoria-libre/3492-memoria-libre-educacion-interactiva-a-distancia" text:style-name="Internet_20_link" text:visited-style-name="Visited_20_Internet_20_Link"><text:span text:style-name="T47">http://tatuytv.org/index.php/analisis-y-opinion/memoria-libre/3492-memoria-libre-educacion-interactiva-a-distancia</text:span></text:a><text:span text:style-name="T47"> <text:s/></text:span><text:a xlink:type="simple" xlink:href="http://tatuytv.org/index.php/analisis-y-opinion/memoria-libre/3492-memoria-libre-educacion-interactiva-a-distancia" text:style-name="Internet_20_link" text:visited-style-name="Visited_20_Internet_20_Link">Educación Interactiva a Distancia</text:a></text:p></text:note-body></text:note>. </text:p>
      <text:p text:style-name="P15">La presente propuesta pretende preservar todas las buenas lecciones aprendidas en esta generosa experiencia de postgrado y corregir los errores, creando una infraestructura educativa para los nuevos tiempos que aproveche al máximo las mismas tecnologías que son nuestro tema de estudio, para permitir a más personas, en una mayor diversidad de circunstancias y contextos, iniciar, continuar y completar estudios de postgrado y contribuir al desarrollo tecnológico y la investigación científica desde la Universidad de Los Andes. </text:p>
      <text:p text:style-name="P15"><text:soft-page-break/></text:p>
      <text:h text:style-name="Heading_20_2" text:outline-level="2">Origen de la nueva maestría</text:h>
      <text:p text:style-name="P16">El nuevo diseño del postgrado en computación preserva el sustrato común d<text:span text:style-name="T19">e la</text:span> Maestría y <text:span text:style-name="T20">con la</text:span> forma de un <text:span text:style-name="T9">módulo fundamental</text:span> que acumula 12 UC y que reune los cursos largos de <text:span text:style-name="T5">Lógica y Matemática para la Computación, Teoría de la Computación y Lenguajes Formales y Análisis y <text:s/>Diseño de Algoritmos</text:span>, cada uno con 4 UC, pero los presenta en la forma de cursos cortos, de 2 UC, de manera que puedan ser dictados con mayor flexibilidad, en las modalidades presencial, semi-presencial o a distancia, de acuerdo a cómo haya sido acordado formalmente con los interesados. Ese módulo fundamental, además, ofrecería una salida intermedia con la forma de un diploma superior en <text:span text:style-name="T9">ciencias de la computación</text:span><text:span text:style-name="T15"> y la</text:span><text:span text:style-name="T9"> acreditación</text:span><text:span text:style-name="T15"> de cada curso como no conducente a grado. </text:span></text:p>
      <table:table table:name="TablaUNO" table:style-name="TablaUNO">
        <table:table-column table:style-name="TablaUNO.A"/>
        <table:table-column table:style-name="TablaUNO.B"/>
        <table:table-column table:style-name="TablaUNO.C"/>
        <table:table-row>
          <table:table-cell table:style-name="TablaUNO.A1" office:value-type="string">
            <text:p text:style-name="P29">Módulo Fundamental</text:p>
          </table:table-cell>
          <table:table-cell table:style-name="TablaUNO.A1" office:value-type="string">
            <text:p text:style-name="P28">Temas Originales</text:p>
          </table:table-cell>
          <table:table-cell table:style-name="TablaUNO.C1" office:value-type="string">
            <text:p text:style-name="P28">Cursos Cortos Correspondientes (2 UC)</text:p>
          </table:table-cell>
        </table:table-row>
        <table:table-row>
          <table:table-cell table:style-name="TablaUNO.A2" office:value-type="string">
            <text:p text:style-name="P21"/>
          </table:table-cell>
          <table:table-cell table:style-name="TablaUNO.B2" office:value-type="string">
            <text:p text:style-name="P19">Lógica y Matemática para la Computación</text:p>
          </table:table-cell>
          <table:table-cell table:style-name="TablaUNO.C2" office:value-type="string">
            <text:list xml:id="list2988187649782313867" text:style-name="L1">
              <text:list-item>
                <text:p text:style-name="P51">Lógica Computacional</text:p>
              </text:list-item>
              <text:list-item>
                <text:p text:style-name="P51">Aplicaciones de la lógica</text:p>
              </text:list-item>
            </text:list>
          </table:table-cell>
        </table:table-row>
        <table:table-row>
          <table:table-cell table:style-name="TablaUNO.A3" office:value-type="string">
            <text:p text:style-name="P21"/>
          </table:table-cell>
          <table:table-cell table:style-name="TablaUNO.B3" office:value-type="string">
            <text:p text:style-name="P19">Teoría de la Computación y Lenguajes Formales</text:p>
          </table:table-cell>
          <table:table-cell table:style-name="TablaUNO.C3" office:value-type="string">
            <text:list xml:id="list874113380073571959" text:style-name="L2">
              <text:list-item>
                <text:p text:style-name="P52">Máquinas y Autómatas</text:p>
              </text:list-item>
              <text:list-item>
                <text:p text:style-name="P52">Lenguajes Formales</text:p>
              </text:list-item>
            </text:list>
          </table:table-cell>
        </table:table-row>
        <table:table-row>
          <table:table-cell table:style-name="TablaUNO.A4" office:value-type="string">
            <text:p text:style-name="P21"/>
          </table:table-cell>
          <table:table-cell table:style-name="TablaUNO.B4" office:value-type="string">
            <text:p text:style-name="P19">Análisis y <text:s/>Diseño de Algoritmos</text:p>
          </table:table-cell>
          <table:table-cell table:style-name="TablaUNO.C4" office:value-type="string">
            <text:list xml:id="list8956443235621508621" text:style-name="L3">
              <text:list-item>
                <text:p text:style-name="P54">Programación Avanzada</text:p>
              </text:list-item>
              <text:list-item>
                <text:p text:style-name="P54">Análisis de Algoritmos</text:p>
              </text:list-item>
            </text:list>
          </table:table-cell>
        </table:table-row>
      </table:table>
      <text:p text:style-name="P39">Tabla 1: El módulo fundamental de la Maestría en Computación</text:p>
      <text:p text:style-name="P16">El programa de la maestría en computación se completará con un <text:span text:style-name="T9">módulo avanzado</text:span> que acumula también 12 UC, que también se constituirá a partir de 6 cursos cortos, de 2UC, y un <text:span text:style-name="T9">módulo de seminarios</text:span>, de 4 UC, que se compondrá también de cursos de actualización, de 1 o 2 UC, acreditables en el postgrado. </text:p>
      <text:p text:style-name="P41">La conformación del módulo avanzado permitirá a los interesados <text:span text:style-name="T39">en la maestría</text:span> seleccionar entre diversas alternativas, cada una de las cuáles conduce a un diploma superior y a la acreditación de cursos como no conducentes a grado, a modo de salidas intermedias complementarias. <text:s/></text:p>
      <text:p text:style-name="P41"><text:span text:style-name="T40">Desde luego, las y los estudiantes podrán completar los créditos requeridos con cualquier otra combinación de los cursos que se ofrecezcan, inclusive si no conducen a ninguna salida intermedia. </text:span></text:p>
      <text:p text:style-name="P41">Las <text:span text:style-name="T40">primeras </text:span>alternativas <text:span text:style-name="T40">que se presentan para incluir en la oferta </text:span>s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Diploma Superior</text:p>
          </table:table-cell>
          <table:table-cell table:style-name="Table1.A1" office:value-type="string">
            <text:p text:style-name="P23">Cursos Largos</text:p>
          </table:table-cell>
          <table:table-cell table:style-name="Table1.A1" office:value-type="string">
            <text:p text:style-name="P23">Cursos Cortos (2 UC)</text:p>
          </table:table-cell>
          <table:table-cell table:style-name="Table1.D1" office:value-type="string">
            <text:p text:style-name="P24">Total UC</text:p>
          </table:table-cell>
        </table:table-row>
        <table:table-row>
          <table:table-cell table:style-name="Table1.A3" office:value-type="string">
            <text:p text:style-name="P22">Ingeniería del Software</text:p>
          </table:table-cell>
          <table:table-cell table:style-name="Table1.B2" office:value-type="string">
            <text:list xml:id="list3213480112123611786" text:style-name="L4">
              <text:list-item>
                <text:p text:style-name="P55">Análisis y Diseño de Algoritmos</text:p>
              </text:list-item>
              <text:list-item>
                <text:p text:style-name="P60">Ingeniería del Software Orientado a Objetos</text:p>
              </text:list-item>
            </text:list>
          </table:table-cell>
          <table:table-cell table:style-name="Table1.C2" office:value-type="string">
            <text:list xml:id="list1820474775496320423" text:style-name="L5">
              <text:list-item>
                <text:p text:style-name="P56">Programación Avanzada</text:p>
              </text:list-item>
              <text:list-item>
                <text:p text:style-name="P56">Análisis de Algoritmos</text:p>
              </text:list-item>
              <text:list-item>
                <text:p text:style-name="P61">Ingeniería del Software</text:p>
              </text:list-item>
              <text:list-item>
                <text:p text:style-name="P56">Ingeniería de Métodos</text:p>
              </text:list-item>
            </text:list>
          </table:table-cell>
          <table:table-cell table:style-name="Table1.D2" office:value-type="string">
            <text:p text:style-name="P27">8 UC</text:p>
          </table:table-cell>
        </table:table-row>
        <table:table-row>
          <table:table-cell table:style-name="Table1.A3" office:value-type="string">
            <text:p text:style-name="P31">Analítica de Grandes Datos</text:p>
          </table:table-cell>
          <table:table-cell table:style-name="Table1.B3" office:value-type="string">
            <text:list xml:id="list2283069215623854688" text:style-name="L6">
              <text:list-item>
                <text:p text:style-name="P57">Análisis y Diseño de Algoritmos</text:p>
              </text:list-item>
              <text:list-item>
                <text:p text:style-name="P62"><text:soft-page-break/>Ingeniería de Datos e Información</text:p>
              </text:list-item>
            </text:list>
          </table:table-cell>
          <table:table-cell table:style-name="Table1.C3" office:value-type="string">
            <text:list xml:id="list2360623717155176445" text:style-name="L7">
              <text:list-item>
                <text:p text:style-name="P58">Programación Avanzada</text:p>
              </text:list-item>
              <text:list-item>
                <text:p text:style-name="P58">Análisis de Algoritmos</text:p>
              </text:list-item>
              <text:list-item>
                <text:p text:style-name="P58">Bases de Datos</text:p>
              </text:list-item>
              <text:list-item>
                <text:p text:style-name="P58"><text:soft-page-break/>Ingeniería de Grandes Datos</text:p>
              </text:list-item>
              <text:list-item>
                <text:p text:style-name="P64">Miner<text:span text:style-name="T24">í</text:span>a de Datos</text:p>
              </text:list-item>
              <text:list-item>
                <text:p text:style-name="P64">Aprendizaje Automático</text:p>
              </text:list-item>
            </text:list>
          </table:table-cell>
          <table:table-cell table:style-name="Table1.D3" office:value-type="string">
            <text:p text:style-name="P25"><text:s/><text:span text:style-name="T23">12 UC</text:span></text:p>
          </table:table-cell>
        </table:table-row>
        <table:table-row>
          <table:table-cell table:style-name="Table1.A4" office:value-type="string">
            <text:p text:style-name="P22">Modelado y Simulación</text:p>
          </table:table-cell>
          <table:table-cell table:style-name="Table1.B4" office:value-type="string">
            <text:list xml:id="list8809937160711225249" text:style-name="L8">
              <text:list-item>
                <text:p text:style-name="P65">Lógica Matemática</text:p>
              </text:list-item>
              <text:list-item>
                <text:p text:style-name="P63">Introducción al Modelado y Simulación</text:p>
              </text:list-item>
              <text:list-item>
                <text:p text:style-name="P63">Computación para Simulación</text:p>
              </text:list-item>
              <text:list-item>
                <text:p text:style-name="P63">Tópicos Avanzados en Simulación</text:p>
              </text:list-item>
            </text:list>
          </table:table-cell>
          <table:table-cell table:style-name="Table1.C4" office:value-type="string">
            <text:list xml:id="list3212841712834091840" text:style-name="L9">
              <text:list-item>
                <text:p text:style-name="P53">Lógica Computacional</text:p>
              </text:list-item>
              <text:list-item>
                <text:p text:style-name="P59">Programación Avanzada</text:p>
              </text:list-item>
              <text:list-item>
                <text:p text:style-name="P66">Estadística Computacional</text:p>
              </text:list-item>
              <text:list-item>
                <text:p text:style-name="P66">Introducción a la Simulación</text:p>
              </text:list-item>
              <text:list-item>
                <text:p text:style-name="P66">Primer Tópico Especial </text:p>
              </text:list-item>
              <text:list-item>
                <text:p text:style-name="P66">Segundo Tópico Especial</text:p>
              </text:list-item>
            </text:list>
            <text:p text:style-name="P26"/>
          </table:table-cell>
          <table:table-cell table:style-name="Table1.D4" office:value-type="string">
            <text:p text:style-name="P30">12 UC</text:p>
          </table:table-cell>
        </table:table-row>
      </table:table>
      <text:p text:style-name="P40">Tabla 2: Diplomas superiores como salidas intermedias y su composición</text:p>
      <text:p text:style-name="P16">El trabajo de grado, o tesis, sumaría otras 10 UC, para un total en la Maestría en Computación de 38 UC. </text:p>
      <text:h text:style-name="Heading_20_2" text:outline-level="2">Origen de la nueva especialización</text:h>
      <text:p text:style-name="P17">El programa de especialización en computación, por <text:span text:style-name="T21">su</text:span> lado, se c<text:span text:style-name="T21">onforma también con un </text:span><text:span text:style-name="T10">módulo fundamental</text:span><text:span text:style-name="T21"> compuesto por los temas originalmente en los cursos largos de </text:span><text:span text:style-name="T6">Lógica y Matemática para Computación, Ingeniería del Software Orientado a Objetos e Ingeniería de Datos e Información</text:span><text:span text:style-name="T21">, para un total de 12 UC, a ser impartidas en 6 cursos equivalentes de 2 UC cada uno, de manera que puedan ser dictados con mayor flexibilidad, en las modalidades presencial, semi-presencial o a distancia, de acuerdo a cómo haya sido acordado formalmente con los interesados. No hay salida intermedia con estos contenidos fundamentales. Pero los mismos temas forman parte de los requerimientos para aquellos diplomas superiores mencionados en la sección anterior, a propósito de la especificación de la maestría. </text:span></text:p>
      <text:p text:style-name="P18"><text:span text:style-name="T16">A</text:span><text:span text:style-name="T15">demás, e</text:span><text:span text:style-name="T17">l programa de </text:span><text:span text:style-name="T15">la </text:span><text:span text:style-name="T5">especialización</text:span><text:span text:style-name="T7"> en computación</text:span><text:span text:style-name="T17"> se completará con un </text:span><text:span text:style-name="T11">módulo avanzado</text:span><text:span text:style-name="T17"> que acumula 12 UC </text:span><text:span text:style-name="T15">y</text:span><text:span text:style-name="T17"> que también se constituirá a partir de 6 cursos cortos, de 2UC. </text:span><text:span text:style-name="T15">De hecho, las y los candidatos podrán seleccionar los mismos cursos descritos anteriormente como el módulo avanzado de la maestría. <text:s/></text:span><text:span text:style-name="T18">Desde luego, aquellas salidas intermedias (descritas en la Tabla 2 anterior) se ofrecerán también a las y los estudiantes de la especialización en computación. </text:span></text:p>
      <text:p text:style-name="P20">El único requisito adicional para la especialización en computación será un proyecto corto, de 4 UC, que se denomina en los reglamentos trabajo especial de grado, pero no pretenderá el esfuerzo de una tesis, sino antes se tratará de un proyecto bien acotado de aplicación de las tecnologías de computación. <text:s/>De manera que la especialización acumulará 12+12+4 = 28 UC. </text:p>
      <text:h text:style-name="P44" text:outline-level="2">Definición de las Unidades Créditos</text:h>
      <text:p text:style-name="P4"><text:span text:style-name="T25">La unidad crédito</text:span><text:span text:style-name="T25"><text:note text:id="ftn1" text:note-class="footnote"><text:note-citation>2</text:note-citation><text:note-body><text:p text:style-name="P32"><text:a xlink:type="simple" xlink:href="https://es.wikipedia.org/wiki/Crédito_académico" text:style-name="Internet_20_link" text:visited-style-name="Visited_20_Internet_20_Link">https://es.wikipedia.org/wiki/Cr%C3%A9dito_acad%C3%A9mico</text:a> Crédito Académico</text:p></text:note-body></text:note></text:span><text:span text:style-name="T25"> es una medida de la atención prestada a las y los estudiantes. Ha sido estudiada y comparada con una interpretación alternativa en la que se refería a la hora de clases presenciales</text:span><text:span text:style-name="T25"><text:note text:id="ftn2" text:note-class="footnote"><text:note-citation>3</text:note-citation><text:note-body><text:p text:style-name="P33">Artículo: La unidad crédito en la Facultad de Ingeniería, ¿Realidad o necesidad de cambio? <text:line-break/>Autores: Zulima Barboza; Sulma Benavides; Morayma Reinozo; Eliana Guzmán; <text:line-break/>Revista: Actualidad Contable Faces 2013, 16 (27) <text:a xlink:type="simple" xlink:href="http://www.redalyc.org/articulo.oa?id=25728957002" text:style-name="Internet_20_link" text:visited-style-name="Visited_20_Internet_20_Link"><text:span text:style-name="T37">http://www.redalyc.org/articulo.oa?id=25728957002</text:span></text:a><text:span text:style-name="T37"> </text:span></text:p></text:note-body></text:note></text:span><text:span text:style-name="T25">. <text:s/>Normalmente , </text:span><text:span text:style-name="T12">una unidad-crédito corresponde</text:span><text:span text:style-name="T25"> </text:span><text:span text:style-name="T12">a una hora de atención por cada semana en el periodo lectivo</text:span><text:span text:style-name="T25">. Es decir,</text:span><text:span text:style-name="T12"> 16 horas de atención </text:span><text:span text:style-name="T25">según la legislación vigente en este y en otros </text:span><text:soft-page-break/><text:span text:style-name="T25">paises</text:span><text:span text:style-name="T25"><text:note text:id="ftn3" text:note-class="footnote"><text:note-citation>4</text:note-citation><text:note-body><text:p text:style-name="P32"><text:a xlink:type="simple" xlink:href="https://en.wikipedia.org/wiki/Course_credit" text:style-name="Internet_20_link" text:visited-style-name="Visited_20_Internet_20_Link">https://en.wikipedia.org/wiki/Course_credit</text:a> Credit Hours</text:p></text:note-body></text:note></text:span><text:span text:style-name="T25">. Esto significa que el profesor o profesora debe dedicar ese tiempo, al menos, a la atención de las consultas e inconvenientes que las o los estudiantes pudieran tener mientras revisan los contenidos educativos indicados por ese profesor o profesora o por la planificación de un curso. </text:span></text:p>
      <text:p text:style-name="P5"/>
      <text:p text:style-name="P6">Con el su<text:span text:style-name="T26">r</text:span>gimiento de la educa<text:span text:style-name="T27">c</text:span>i<text:span text:style-name="T27">ó</text:span>n a distancia, este postgrado ha optado por <text:span text:style-name="T28">incluir</text:span> e<text:span text:style-name="T28">n ese tiempo el que toma </text:span>la interacci<text:span text:style-name="T28">ón con las y los estudiantes, por medios tecnológicos como el correo electrónico, foros de discusión, plataformas de chat, mensajería de textos, redes sociales y telefonía tradicional o videoconferencia. Estos dos últimos, desde luego, demandan presencia física simultánea en ciertos lugares desde donde se pueda generar la transmisión en ambos sentidos y son, por tanto, una forma de </text:span><text:span text:style-name="T13">presencia a distancia</text:span><text:span text:style-name="T28">, no siempre posible y que impone limitaciones espacio temporales y de infraestructura. </text:span></text:p>
      <text:p text:style-name="P6"/>
      <text:p text:style-name="P7">Ninguna forma de interacción, actual o posible, será descartada y se reconocerá el esfuerzo que realicen tanto estudiantes como profesores para interactuar. <text:span text:style-name="T29">Se entenderá que la </text:span><text:span text:style-name="T14">educación interactiva a distancia</text:span><text:span text:style-name="T29"> supone </text:span><text:span text:style-name="T8">la posibilidad de una interacción verificable</text:span><text:span text:style-name="T29"> entre todos los participantes en cada experiencia formativa, particularmente, en los cursos. Cuánto se use o aproveche tal interacción es, desde luego, potestad de las y los estudiantes en cada ejercicio formal. Pero las y los profesores tendrán la responsabilidad, como siempre, de promoverla y animarla por cualquier medio, entendiendo que la comunicación en esos contextos es una buena manera de afianzar los aprendizajes. <text:s/></text:span></text:p>
      <text:p text:style-name="P7"/>
      <text:p text:style-name="P8">Estas definiciones de unidad crédito y interacción permitirá definir los ejercicios formativos con los cuáles se gestionará los contenidos formativos de cada curso. El o la profesora a cargo tendrá la libertad de escoger cualquier modalidad y cualquier medio que considere pertinente o adecuado para interactuar con sus estudiantes siempre, desde luego, <text:span text:style-name="T30">seleccionando </text:span>entre los medios disponibles para todo el postgrado. </text:p>
      <text:p text:style-name="P8"/>
      <text:p text:style-name="P9">De esta manera, se podrá ofertar los <text:span text:style-name="T31">dos</text:span> programas de postgrado <text:span text:style-name="T31">y todas sus salidas intermedias</text:span> en la forma regular tradicional en las instalaciones universitarias, pero también en el espacio virtual <text:span text:style-name="T31">de Internet </text:span>o en alguna combinación acordada con grupos de personas o instituciones dentro o fuera del país. </text:p>
      <text:p text:style-name="P9"/>
      <text:h text:style-name="P45" text:outline-level="2">Evaluaciones</text:h>
      <text:p text:style-name="P10"/>
      <text:p text:style-name="P11">La evaluación presencial es otro aspecto importante entre las buenas prácticas desarrolladas por este postgrado. Se admite que algún porcentaje no mayoritario, <text:span text:style-name="T32">nunca mayor del 35%,</text:span> de la evaluación final se otorg<text:span text:style-name="T32">u</text:span>e <text:span text:style-name="T32">a</text:span> entregas no presenciales, pero la mayor <text:span text:style-name="T33">parte</text:span> de la calificación de un curso normalmente proviene de uno o más exámenes presenciales. </text:p>
      <text:p text:style-name="P11"/>
      <text:p text:style-name="P12">La tecnología de identificación y autenticación de personas por medios electrónicos continúa progresando y es incluso posible predecir quien realiza cierta acción en línea, usando mecanismos de identificación biométrica indirectos como la <text:span text:style-name="T34">huella dactilar o de retina, la</text:span> traza de<text:span text:style-name="T35">l</text:span> ratón o el ritmo de uso de teclado. Sin embargo, ninguno de los medios tecnológicos alcanza a garantizar, <text:span text:style-name="T45">a la distancia,</text:span> que quien dice realizar la acción sea justamente el mismo que la realiza.</text:p>
      <text:p text:style-name="P12"/>
      <text:p text:style-name="P12">Por esta razón, preservando la integridad de la evaluación y de la asignación del crédito adecuado a la o el responsable de cada contribución, el postgrado continuará realizando evaluaciones en presencia de un profesor o profesora del postgrado o representante institucional de confianza. <text:s/><text:span text:style-name="T36">Desde luego, los arreglos logísticos al efecto serán parte de la planificación de cada programa. </text:span></text:p>
      <text:p text:style-name="P11"/>
      <text:h text:style-name="Heading_20_2" text:outline-level="2"><text:soft-page-break/>Infraestructura en la Nube</text:h>
      <text:p text:style-name="P7"/>
      <text:p text:style-name="P38">Hay una enorme evidencia de que el destino de los servicios, incluyendo los educativos, pasa por la nube<text:note text:id="ftn5" text:note-class="footnote"><text:note-citation>5</text:note-citation><text:note-body><text:p text:style-name="P48"><text:a xlink:type="simple" xlink:href="https://pillku.org/article/una-nube-informatica-para-servicios-publicos/" text:style-name="Internet_20_link" text:visited-style-name="Visited_20_Internet_20_Link"><text:span text:style-name="T48">https://pillku.org/article/una-nube-informatica-para-servicios-publicos/</text:span></text:a><text:span text:style-name="T48"> J. Dávila. </text:span>Una Nube Informática para Servicios Públicos. <text:a xlink:type="simple" xlink:href="https://pillku.org/category/pillku-19-ano-v-diciembre-2015/" text:style-name="Internet_20_link" text:visited-style-name="Visited_20_Internet_20_Link">Pillku #19, Año V, Diciembre 2015</text:a></text:p></text:note-body></text:note>. Más allá de discutir sí o incluso cuándo ocurrirá, quienes prestamos un servicio educativo en el área de tecnología deberíamos discutir cómo ocurrirá en nuestras instituciones. ¿Cuáles serán los términos para la adecuación de organizaciones que tienen una larga historia de operación apegada a una infraestructura física y a una geografía particular, frente a la posibilidad de funcionar sobre una infraestructura virtual, preservando los mejores procesos y prácticas tradicionales?. </text:p>
      <text:p text:style-name="P38"/>
      <text:p text:style-name="P38">El postgrado en computación ha experimentado con una gran variedad de plataformas de despliegue en Internet. Desde el ancestral intercambio por email y ftp, hasta la web semántica y los repositorios de acceso abierto, pasando por una plataforma moodle, ahora compartida por toda la Universidad, pero de la que fuimos fundadores. Recientemente, hemos sido convocados para evaluar <text:span text:style-name="T49">una plataforma de cursos en línea, Open EdX</text:span><text:span text:style-name="T49"><text:note text:id="ftn6" text:note-class="footnote"><text:note-citation>6</text:note-citation><text:note-body><text:p text:style-name="P49"><text:a xlink:type="simple" xlink:href="https://open.edx.org/" text:style-name="Internet_20_link" text:visited-style-name="Visited_20_Internet_20_Link">https://open.edx.org/</text:a> <text:a xlink:type="simple" xlink:href="https://github.com/edx/edx-platform" text:style-name="Internet_20_link" text:visited-style-name="Visited_20_Internet_20_Link">https://github.com/edx/edx-platform</text:a> <text:a xlink:type="simple" xlink:href="https://github.com/edx/" text:style-name="Internet_20_link" text:visited-style-name="Visited_20_Internet_20_Link">https://github.com/edx/</text:a> </text:p></text:note-body></text:note></text:span><text:span text:style-name="T49">, que sostiene iniciativas similares al conocido </text:span><text:span text:style-name="T4">coursera</text:span><text:span text:style-name="T49"><text:note text:id="ftn7" text:note-class="footnote"><text:note-citation>7</text:note-citation><text:note-body><text:p text:style-name="P50"><text:a xlink:type="simple" xlink:href="https://es.coursera.org/" text:style-name="Internet_20_link" text:visited-style-name="Visited_20_Internet_20_Link">https://es.coursera.org/</text:a> <text:s/><text:a xlink:type="simple" xlink:href="http://coursera.github.io/" text:style-name="Internet_20_link" text:visited-style-name="Visited_20_Internet_20_Link"><text:span text:style-name="T54">http://coursera.github.io/</text:span></text:a><text:span text:style-name="T54"> </text:span></text:p></text:note-body></text:note></text:span><text:span text:style-name="T49"> sobre tecnología libre. A partir de esta evaluación, se propondrá el proyecto de migración del postgrado en computación a la nube. </text:span></text:p>
      <text:h text:style-name="Heading_20_2" text:outline-level="2">Conclusiones</text:h>
      <text:p text:style-name="P35">Se ha presentado el núcleo conceptual de la propuesta de internacionalización del postgrado en computación de la Universidad de Los Andes. La propuesta presenta las razones fundamentales para un ajuste curricular, luego de más de 20 años de servicio y casi 18 en la modalidad interactiva a distancia. Preservando el núcleo del patrimonio intelectual y las buenas prácticas desarrolladas en todo este tiempo, se propone una adecuación de los programas de maestría y especialización que pretende mejorar su elegibilidad entre las y los interesados en postgrado, acortando el tiempo total (al reducir la maestría de 44 a 38 UC) y ofreciendo una serie de salidas intermedias que otorgarán diplomas superiores o diplomas de cursos no conducentes a grado. La flexibilidad se procura también para <text:span text:style-name="T41">las y </text:span>los docentes, quienes podrán seleccionar entre tres modalidades para la gestión de sus cursos: presencial, semi-presencial e interactivo a distancia, para lo cual se dividen los cursos largos fundamentales, originalmente de 4 UC, en cursos cortos de 2 UC, que pueden ser dictados en las condiciones que se presenten en cada caso. </text:p>
      <text:p text:style-name="P34"/>
      <text:p text:style-name="P35">La organización interna y las líneas de investigación y contenidos ofrecidos y ofrecibles se mantienen en los mismos términos históricos que preserva el postgrado. </text:p>
      <text:p text:style-name="P35"/>
      <text:p text:style-name="P36">Resta por definir la planta profesoral que se responsabilizará de cada curso corto y, en consecuencia, de cada curso largo y diploma superior. En este sentido, también respetaremos la experiencia histórica y convocaremos a los profesores y profesoras que ha dictado cada tema a sumarse a la iniciativa:</text:p>
      <text:p text:style-name="P36"/>
      <text:p text:style-name="P36">1) autorizando la inclusi<text:span text:style-name="T44">ó</text:span>n <text:span text:style-name="T46">(y suministrando los datos actualizados) </text:span>de su curriculum vitae en la propuesta final, </text:p>
      <text:p text:style-name="P36">2) presentando el programa final <text:span text:style-name="T41">de cada curso, corto o largo, que pueda dictar, para ser agregado al repositorio del postgrado</text:span><text:span text:style-name="T41"><text:note text:id="ftn0" text:note-class="footnote"><text:note-citation>8</text:note-citation><text:note-body><text:p text:style-name="P46"><text:a xlink:type="simple" xlink:href="http://www.pgcomp.ula.ve/programa.php" text:style-name="Internet_20_link" text:visited-style-name="Visited_20_Internet_20_Link"><text:span text:style-name="T41">http://www.pgcomp.ula.ve/programa.php</text:span></text:a><text:span text:style-name="T41"> </text:span><text:span text:style-name="Strong_20_Emphasis"><text:span text:style-name="T50">Programa</text:span></text:span><text:span text:style-name="Strong_20_Emphasis"><text:span text:style-name="T52">s</text:span></text:span><text:span text:style-name="Strong_20_Emphasis"><text:span text:style-name="T50"> de Asignaturas </text:span></text:span><text:span text:style-name="Strong_20_Emphasis"><text:span text:style-name="T51">de PGCOMP</text:span></text:span></text:p></text:note-body></text:note></text:span><text:span text:style-name="T41">, y</text:span></text:p>
      <text:p text:style-name="P42">3) declarando su disposición a desarrollar o co-desarrollar versiones de sus cursos sobre las infraestructuras de nube que seleccione el postgrado. Un proyecto básico debe ser presentado al efecto que incluy<text:span text:style-name="T53">a</text:span> tiempo de desarrollo y recursos neces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7:09:38.496291544</meta:creation-date>
    <dc:date>2017-03-24T14:30:10.594006253</dc:date>
    <meta:editing-duration>PT2H41M23S</meta:editing-duration>
    <meta:editing-cycles>44</meta:editing-cycles>
    <meta:generator>LibreOffice/5.0.6.2$Linux_X86_64 LibreOffice_project/00m0$Build-2</meta:generator>
    <meta:document-statistic meta:table-count="2" meta:image-count="0" meta:object-count="0" meta:page-count="5" meta:paragraph-count="98" meta:word-count="2248" meta:character-count="14982" meta:non-whitespace-character-count="12819"/>
  </office:meta>
</office:document-meta>
</file>